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HRA Style Guide Second Addition Note for Creating an ICE template</text:p>
      <text:p text:style-name="p">This document contains notes in relation to the <text:a xlink:type="simple" xlink:href="http://www.mhra.org.uk/Publications/Books/StyleGuide/">MHRA Style Guide Second Edition</text:a> for the purpose of creating an ICE Thesis template.</text:p>
      <text:p text:style-name="h1">Page setup</text:p>
      <text:p text:style-name="dt1">Margins</text:p>
      <text:p text:style-name="dd1">Left: 4cm</text:p>
      <text:p text:style-name="dd1">Right: 3cm</text:p>
      <text:p text:style-name="dd1">Top: 3cm</text:p>
      <text:p text:style-name="dd1">Bottom: 3cm</text:p>
      <text:p text:style-name="dt1">Header</text:p>
      <text:p text:style-name="dt2">Running head (short title)</text:p>
      <text:p text:style-name="dd2">Based on: paragraphs</text:p>
      <text:p text:style-name="dd2">Alignment: centered</text:p>
      <text:p text:style-name="dd2">Pages: even</text:p>
      <text:p text:style-name="dt2">Part/Chapter title</text:p>
      <text:p text:style-name="dd2">Based on: paragraphs</text:p>
      <text:p text:style-name="dd2">Alignment: centered</text:p>
      <text:p text:style-name="dd2">Pages: odd</text:p>
      <text:p text:style-name="dt2"><text:s/>Page numbering</text:p>
      <text:p text:style-name="dd2">Alignment: (left even pages, right odd pages)</text:p>
      <text:p text:style-name="dd2">Title page: none?</text:p>
      <text:p text:style-name="dd2">Contents pages etc: Roman</text:p>
      <text:p text:style-name="dd2">Chapters etc: <text:s/>Arabic numeral</text:p>
      <text:p text:style-name="h1">Text formatting</text:p>
      <text:p text:style-name="dt1">Paragraphs</text:p>
      <text:p text:style-name="dd1">ICE style: p</text:p>
      <text:p text:style-name="dd1">Spacing: <text:s/>double</text:p>
      <text:p text:style-name="dd1">Font: Serif font e.g. Times New Roman</text:p>
      <text:p text:style-name="dd1">Size: 12pts</text:p>
      <text:p text:style-name="dd1">Margin: 1 line between paragraph </text:p>
      <text:p text:style-name="dd1">Indent: First line indent (except 1<text:span text:style-name="T1">st</text:span> paragraph of a chapter or section)</text:p>
      <text:p text:style-name="dt1">Quotes</text:p>
      <text:p text:style-name="dd1">Based on: paragraphs</text:p>
      <text:p text:style-name="dd1">Alignment: indented </text:p>
      <text:p text:style-name="dd1">Text: normal</text:p>
      <text:p text:style-name="dt1">Titles</text:p>
      <text:p text:style-name="dt2">Book title</text:p>
      <text:p text:style-name="dd2">ICE style: Title-book</text:p>
      <text:p text:style-name="dd2">text-flow: new page</text:p>
      <text:p text:style-name="dd2">Font effects: small capitals?</text:p>
      <text:p text:style-name="dd2">Size: not specified</text:p>
      <text:p text:style-name="dt2">Parts</text:p>
      <text:p text:style-name="dd2">Note that parts are not specified as a requirement in the Thesis area of the MHRA style guide.</text:p>
      <text:p text:style-name="dd2">ICE style: Title-part</text:p>
      <text:p text:style-name="dd2">Numbering: roman</text:p>
      <text:p text:style-name="dd2">Text-flow: new page</text:p>
      <text:p text:style-name="dd2">Font effect: small capitals</text:p>
      <text:p text:style-name="dd2">Size: not specified (more prominent than chapters) </text:p>
      <text:p text:style-name="dt2">Chapter</text:p>
      <text:p text:style-name="dd2">ICE style: Title-chapter</text:p>
      <text:p text:style-name="dd2">Numbering: <text:s/>Arabic numeral</text:p>
      <text:p text:style-name="dd2">Text-flow: new page</text:p>
      <text:p text:style-name="dd2">Font effects: small capitals</text:p>
      <text:p text:style-name="dd2">Size: not specified specific (more prominent than section)</text:p>
      <text:p text:style-name="dt2">Other</text:p>
      <text:p text:style-name="dd2">All other titles, for example, Content, Bibliography, Indexes etc.</text:p>
      <text:p text:style-name="dd2">ICE style: Title</text:p>
      <text:p text:style-name="dd2">Numbering: none</text:p>
      <text:p text:style-name="dd2">Text-flow: new page</text:p>
      <text:p text:style-name="dd2">Font effects: small capitals</text:p>
      <text:p text:style-name="dd2">Size: same as Chapter (more prominent than section)</text:p>
      <text:p text:style-name="dt1"><text:s/>Sections, Sub-sections (numbered headings)</text:p>
      <text:p text:style-name="dd1">ICE style(s): h1n-h5n (number levels not specified)</text:p>
      <text:p text:style-name="dd1">Numbered: Arabic numeral (Chapter/Section/Subsection) </text:p>
      <text:p text:style-name="dd1">Size: not specified (progressive, see section 13.4.2)</text:p>
      <text:p text:style-name="h1">Books</text:p>
      <text:p text:style-name="h2">Order of parts</text:p>
      <text:list text:style-name="li1n">
        <text:list-item>
          <text:p text:style-name="li1n">Half-title (the full title, including any subtitle, of the book, and the title of the series and the volume number in that series, if applicable; the name of the author does not normally appear); the verso of this page is usually left blank when the book is printed or may carry a frontispiece </text:p>
        </text:list-item>
        <text:list-item>
          <text:p text:style-name="li1n">Title page </text:p>
        </text:list-item>
        <text:list-item>
          <text:p text:style-name="li1n">Bibliographical details (name and address of the publisher and printer, copyright statement, International Standard Book Number (ISBN), Cataloguing-in- Publication Data, etc.); this page may be left blank by the author and the details supplied by the editor and publisher </text:p>
        </text:list-item>
        <text:list-item>
          <text:p text:style-name="li1n">Dedication or epigraph (the verso is left blank) </text:p>
        </text:list-item>
        <text:list-item>
          <text:p text:style-name="li1n">Contents list </text:p>
        </text:list-item>
        <text:list-item>
          <text:p text:style-name="li1n">List of illustrations (figures, maps, plates, in that order) </text:p>
        </text:list-item>
        <text:list-item>
          <text:p text:style-name="li1n">Foreword (by someone other than the author) </text:p>
        </text:list-item>
        <text:list-item>
          <text:p text:style-name="li1n">Author’s preface </text:p>
        </text:list-item>
        <text:list-item>
          <text:p text:style-name="li1n">Acknowledgements (if not included in the author’s preface) </text:p>
        </text:list-item>
        <text:list-item>
          <text:p text:style-name="li1n">List of abbreviations and/or glossary if these are necessary to an understanding of the text; otherwise they may be placed towards the end of the book, before the bibliography </text:p>
        </text:list-item>
        <text:list-item>
          <text:p text:style-name="li1n">Introduction (unless this constitutes the first chapter of the text) </text:p>
        </text:list-item>
        <text:list-item>
          <text:p text:style-name="li1n">Text (chapters)</text:p>
        </text:list-item>
        <text:list-item>
          <text:p text:style-name="li1n">Appendix or appendices </text:p>
        </text:list-item>
        <text:list-item>
          <text:p text:style-name="li1n">Notes and references (for the whole text) </text:p>
        </text:list-item>
        <text:list-item>
          <text:p text:style-name="li1n">Bibliography </text:p>
        </text:list-item>
        <text:list-item>
          <text:p text:style-name="li1n">Index or indexes </text:p>
        </text:list-item>
      </text:list>
      <text:p text:style-name="p"/>
      <text:p text:style-name="p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 style:parent-style-name="Standard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 fo:font-style="normal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bq1" style:family="paragraph" style:parent-style-name="p">
      <style:paragraph-properties fo:margin-left="0.6cm" fo:margin-right="0cm" fo:text-indent="0cm" style:auto-text-indent="false"/>
      <style:text-properties fo:font-style="italic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  <style:text-properties fo:font-style="normal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  <style:text-properties fo:font-style="normal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dd1" style:family="paragraph" style:parent-style-name="bq1">
      <style:paragraph-properties fo:margin-left="101%" fo:margin-right="0cm" fo:margin-top="0.21cm" fo:margin-bottom="0cm" fo:text-indent="0cm" style:auto-text-indent="false"/>
      <style:text-properties fo:font-style="normal"/>
    </style:style>
    <style:style style:name="dt1" style:family="paragraph" style:parent-style-name="p" style:next-style-name="dd1">
      <style:paragraph-properties fo:margin-left="0%" fo:margin-right="0cm" fo:margin-top="0.21cm" fo:margin-bottom="0cm" fo:text-indent="0cm" style:auto-text-indent="false"/>
      <style:text-properties fo:font-weight="bold"/>
    </style:style>
    <style:style style:name="li2p" style:family="paragraph" style:parent-style-name="li1p">
      <style:paragraph-properties fo:margin-left="200%" fo:margin-right="0cm" fo:margin-top="0.21cm" fo:margin-bottom="0cm" fo:text-indent="0cm" style:auto-text-indent="false"/>
      <style:text-properties fo:font-style="normal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  <style:text-properties fo:font-style="normal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 fo:font-style="normal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  <style:text-properties fo:font-style="normal"/>
    </style:style>
    <style:style style:name="p-indent" style:family="paragraph" style:parent-style-name="p">
      <style:paragraph-properties fo:margin-left="0.6cm" fo:margin-right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b">
      <text:list-level-style-bullet text:level="1" style:num-suffix="." text:bullet-char="●">
        <style:list-level-properties text:min-label-width="0.6cm"/>
      </text:list-level-style-bullet>
      <text:list-level-style-bullet text:level="2" style:num-suffix="." text:bullet-char="○">
        <style:list-level-properties text:min-label-width="0.6cm"/>
      </text:list-level-style-bullet>
      <text:list-level-style-bullet text:level="3" style:num-suffix="." text:bullet-char="■">
        <style:list-level-properties text:min-label-width="0.6cm"/>
      </text:list-level-style-bullet>
      <text:list-level-style-bullet text:level="4" style:num-suffix="." text:bullet-char="●">
        <style:list-level-properties text:min-label-width="0.6cm"/>
      </text:list-level-style-bullet>
      <text:list-level-style-bullet text:level="5" style:num-suffix="." text:bullet-char="○">
        <style:list-level-properties text:min-label-width="0.6cm"/>
      </text:list-level-style-bullet>
      <text:list-level-style-bullet text:level="6" style:num-suffix="." text:bullet-char="■">
        <style:list-level-properties text:min-label-width="0.6cm"/>
      </text:list-level-style-bullet>
      <text:list-level-style-bullet text:level="7" style:num-suffix="." text:bullet-char="●">
        <style:list-level-properties text:min-label-width="0.6cm"/>
      </text:list-level-style-bullet>
      <text:list-level-style-bullet text:level="8" style:num-suffix="." text:bullet-char="○">
        <style:list-level-properties text:min-label-width="0.6cm"/>
      </text:list-level-style-bullet>
      <text:list-level-style-bullet text:level="9" style:num-suffix="." text:bullet-char="■">
        <style:list-level-properties text:min-label-width="0.6cm"/>
      </text:list-level-style-bullet>
      <text:list-level-style-bullet text:level="10" style:num-suffix="." text:bullet-char="●">
        <style:list-level-properties text:min-label-width="0.6cm"/>
      </text:list-level-style-bullet>
    </text:list-style>
    <text:list-style style:name="li2b">
      <text:list-level-style-bullet text:level="1" style:num-suffix="." text:bullet-char="●">
        <style:list-level-properties text:min-label-width="0.6cm"/>
      </text:list-level-style-bullet>
      <text:list-level-style-bullet text:level="2" style:num-suffix="." text:bullet-char="○">
        <style:list-level-properties text:min-label-width="0.6cm"/>
      </text:list-level-style-bullet>
      <text:list-level-style-bullet text:level="3" style:num-suffix="." text:bullet-char="■">
        <style:list-level-properties text:min-label-width="0.6cm"/>
      </text:list-level-style-bullet>
      <text:list-level-style-bullet text:level="4" style:num-suffix="." text:bullet-char="●">
        <style:list-level-properties text:min-label-width="0.6cm"/>
      </text:list-level-style-bullet>
      <text:list-level-style-bullet text:level="5" style:num-suffix="." text:bullet-char="○">
        <style:list-level-properties text:min-label-width="0.6cm"/>
      </text:list-level-style-bullet>
      <text:list-level-style-bullet text:level="6" style:num-suffix="." text:bullet-char="■">
        <style:list-level-properties text:min-label-width="0.6cm"/>
      </text:list-level-style-bullet>
      <text:list-level-style-bullet text:level="7" style:num-suffix="." text:bullet-char="●">
        <style:list-level-properties text:min-label-width="0.6cm"/>
      </text:list-level-style-bullet>
      <text:list-level-style-bullet text:level="8" style:num-suffix="." text:bullet-char="○">
        <style:list-level-properties text:min-label-width="0.6cm"/>
      </text:list-level-style-bullet>
      <text:list-level-style-bullet text:level="9" style:num-suffix="." text:bullet-char="■">
        <style:list-level-properties text:min-label-width="0.6cm"/>
      </text:list-level-style-bullet>
      <text:list-level-style-bullet text:level="10" style:num-suffix="." text:bullet-char="●">
        <style:list-level-properties text:min-label-width="0.6cm"/>
      </text:list-level-style-bullet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MHRA Style Guide 2.0 Notes</dc:title>
    <dc:subject>ICE template</dc:subject>
    <meta:creation-date>2008-10-03T11:40:01</meta:creation-date>
    <dc:date>2008-10-08T18:40:35</dc:date>
    <dc:language>en-AU</dc:language>
    <meta:editing-cycles>50</meta:editing-cycles>
    <meta:editing-duration>PT4H38M12S</meta:editing-duration>
    <meta:user-defined meta:name="Info 1"/>
    <meta:user-defined meta:name="Info 2"/>
    <meta:user-defined meta:name="Info 3"/>
    <meta:user-defined meta:name="Info 4"/>
    <meta:user-defined meta:name="ZOTERO_PREF_1" meta:value-type="string">cMe7MGQD:http:://www.zotero.org/styles/mhra:note:1:0:1</meta:user-defined>
    <meta:document-statistic meta:table-count="0" meta:image-count="0" meta:object-count="0" meta:page-count="3" meta:paragraph-count="82" meta:word-count="460" meta:character-count="2891"/>
  </office:meta>
</office:document-meta>
</file>